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n Fiction Wishing Well</text:p>
      <text:p text:style-name="Standard"/>
      <text:p text:style-name="Standard">2023</text:p>
      <text:p text:style-name="Standard"/>
      <text:p text:style-name="Standard">a collaboration with Miles Worner</text:p>
      <text:p text:style-name="Standard"/>
      <text:p text:style-name="Standard">description text description text description text 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text:p>
      <text:p text:style-name="Standard"/>
      <text:p text:style-name="Standard">Media Content:</text:p>
      <text:p text:style-name="Standard"/>
      <text:p text:style-name="Standard">-title pic</text:p>
      <text:p text:style-name="Standard">-meldkamer installation pics (insta)</text:p>
      <text:p text:style-name="Standard">-screenshots meldkamer vids (portfolio)</text:p>
      <text:p text:style-name="Standard">-d-id installation ? Hmmm</text:p>
      <text:p text:style-name="Standard">-did screenshots (newsletter inspi)</text:p>
      <text:p text:style-name="Standard">-any videos? Improved did? Orrrrr</text:p>
      <text:p text:style-name="Standard"/>
      <text:p text:style-name="Standard">Featured at: (commissioned by?)</text:p>
      <text:p text:style-name="Standard"/>
      <text:p text:style-name="Standard">Transitions Festival Maastricht 2023</text:p>
      <text:p text:style-name="Standard">Dutch Innovation Days 2023</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34S</meta:editing-duration>
    <meta:editing-cycles>3</meta:editing-cycles>
    <meta:generator>OpenOffice/4.1.14$Win32 OpenOffice.org_project/4114m1$Build-9811</meta:generator>
    <dc:date>2023-08-14T08:56:54.27</dc:date>
    <meta:document-statistic meta:table-count="0" meta:image-count="0" meta:object-count="0" meta:page-count="1" meta:paragraph-count="14" meta:word-count="134" meta:character-count="1197"/>
    <dc:creator>s f</dc:creator>
    <meta:user-defined meta:name="Info 1"/>
    <meta:user-defined meta:name="Info 2"/>
    <meta:user-defined meta:name="Info 3"/>
    <meta:user-defined meta:name="Info 4"/>
  </office:meta>
</office:document-meta>
</file>